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7b3b"/>
    </style:style>
    <style:style style:name="T1" style:family="text">
      <style:text-properties officeooo:rsid="00037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 : BexleyDeaf Centre</text:span></text:p>
      <text:p text:style-name="P1"><text:span text:style-name="T1"/></text:p>
      <text:p text:style-name="P1"><text:span text:style-name="T1">Gmail: </text:span><text:a xlink:type="simple" xlink:href="mailto:BexleyDeafCentre@gmail.co.uk"><text:span text:style-name="T1">BexleyDeafCentre@gmail.co</text:span></text:a><text:span text:style-name="T1">m</text:span></text:p>
      <text:p text:style-name="P1"/>
      <text:p text:style-name="P1"><text:span text:style-name="T1">Password: bexleydeafcentre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5:08:21.58</meta:creation-date>
    <dc:date>2013-03-28T15:34:46.74</dc:date>
    <meta:editing-duration>PT11M14S</meta:editing-duration>
    <meta:editing-cycles>1</meta:editing-cycles>
    <meta:document-statistic meta:table-count="0" meta:image-count="0" meta:object-count="0" meta:page-count="1" meta:paragraph-count="3" meta:word-count="8" meta:character-count="84" meta:non-whitespace-character-count="79"/>
    <meta:generator>LibreOffice/3.6$Windows_x86 LibreOffice_project/2ef5aff-a6fb0ff-166bdff-cf087ad-0f1389</meta:generator>
  </office:meta>
</office:document-meta>
</file>